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use-window-font-color="true" style:font-name="Liberation Mono" fo:font-size="12pt" fo:language="en" fo:country="US" officeooo:rsid="00537232" officeooo:paragraph-rsid="0052dceb" fo:background-color="transparent" style:font-name-asian="Batang" style:font-size-asian="12pt" style:font-name-complex="Courier New" style:font-size-complex="12pt" style:language-complex="ar" style:country-complex="SA"/>
    </style:style>
    <style:style style:name="P11"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12" style:family="paragraph" style:parent-style-name="Standard">
      <style:text-properties style:font-name="Liberation Mono" fo:font-size="12pt" fo:background-color="transparent" style:font-size-asian="12pt" style:font-size-complex="12pt"/>
    </style:style>
    <style:style style:name="P13" style:family="paragraph" style:parent-style-name="Standard">
      <style:text-properties style:font-name="Liberation Mono" fo:font-size="12pt" officeooo:paragraph-rsid="002b62eb" fo:background-color="transparent" style:font-size-asian="12pt" style:font-size-complex="12pt"/>
    </style:style>
    <style:style style:name="P14" style:family="paragraph" style:parent-style-name="Standard">
      <style:text-properties style:font-name="Liberation Mono" fo:font-size="12pt" officeooo:paragraph-rsid="0056dd83" fo:background-color="transparent" style:font-size-asian="12pt" style:font-size-complex="12pt"/>
    </style:style>
    <style:style style:name="P15" style:family="paragraph" style:parent-style-name="Standard">
      <style:text-properties style:font-name="Liberation Mono" fo:font-size="12pt" officeooo:paragraph-rsid="00339b04" fo:background-color="transparent" style:font-size-asian="12pt" style:font-size-complex="12pt"/>
    </style:style>
    <style:style style:name="P16" style:family="paragraph" style:parent-style-name="Standard">
      <style:text-properties style:font-name="Liberation Mono" fo:font-size="12pt" officeooo:rsid="0043a41f" officeooo:paragraph-rsid="0043a41f" fo:background-color="transparent" style:font-size-asian="12pt" style:font-size-complex="12pt"/>
    </style:style>
    <style:style style:name="P17" style:family="paragraph" style:parent-style-name="Standard">
      <style:text-properties style:font-name="Liberation Mono" fo:font-size="12pt" officeooo:rsid="006327a4" officeooo:paragraph-rsid="006327a4" fo:background-color="transparent" style:font-size-asian="12pt" style:font-size-complex="12pt"/>
    </style:style>
    <style:style style:name="P18" style:family="paragraph" style:parent-style-name="Standard">
      <style:text-properties style:font-name="Liberation Mono" fo:font-size="12pt" officeooo:rsid="005fe486" officeooo:paragraph-rsid="006068aa" fo:background-color="transparent" style:font-size-asian="12pt" style:font-size-complex="12pt"/>
    </style:style>
    <style:style style:name="P19" style:family="paragraph" style:parent-style-name="Standard">
      <style:text-properties style:font-name="Liberation Mono" fo:font-size="12pt" officeooo:paragraph-rsid="005fe486" fo:background-color="transparent" style:font-size-asian="12pt" style:font-size-complex="12pt"/>
    </style:style>
    <style:style style:name="P20" style:family="paragraph" style:parent-style-name="Standard">
      <style:text-properties style:font-name="Liberation Mono" fo:font-size="12pt" officeooo:paragraph-rsid="006068aa" fo:background-color="transparent" style:font-size-asian="12pt" style:font-size-complex="12pt"/>
    </style:style>
    <style:style style:name="P21" style:family="paragraph" style:parent-style-name="Standard">
      <style:text-properties style:font-name="Liberation Mono" fo:font-size="12pt" style:font-size-asian="12pt" style:font-size-complex="12pt"/>
    </style:style>
    <style:style style:name="P22" style:family="paragraph" style:parent-style-name="Standard">
      <style:text-properties officeooo:paragraph-rsid="0056dd83"/>
    </style:style>
    <style:style style:name="P23" style:family="paragraph" style:parent-style-name="Standard">
      <style:text-properties officeooo:paragraph-rsid="0050e2cb"/>
    </style:style>
    <style:style style:name="P24" style:family="paragraph" style:parent-style-name="Standard">
      <style:text-properties officeooo:paragraph-rsid="0063744d"/>
    </style:style>
    <style:style style:name="P25" style:family="paragraph" style:parent-style-name="RFC_20_H1_20_-_20_no_20_TOC_20_no_20_num">
      <style:text-properties style:font-name="Liberation Mono" fo:font-size="12pt" fo:background-color="transparent" style:font-size-asian="12pt" style:font-size-complex="12pt"/>
    </style:style>
    <style:style style:name="P26"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27"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28" style:family="paragraph" style:parent-style-name="RFC_20_Figure">
      <style:paragraph-properties fo:margin-left="0cm" fo:margin-right="0cm" fo:text-indent="0cm" style:auto-text-indent="false"/>
      <style:text-properties style:font-name="Liberation Mono" fo:font-size="12pt" officeooo:paragraph-rsid="00bf1ef6" fo:background-color="transparent" style:font-size-asian="12pt" style:font-size-complex="12pt"/>
    </style:style>
    <style:style style:name="P29" style:family="paragraph" style:parent-style-name="RFC_20_Figure">
      <style:paragraph-properties fo:margin-left="0cm" fo:margin-right="0cm" fo:text-indent="0cm" style:auto-text-indent="false"/>
      <style:text-properties officeooo:paragraph-rsid="00adb7d1"/>
    </style:style>
    <style:style style:name="P30" style:family="paragraph" style:parent-style-name="RFC_20_Figure">
      <style:paragraph-properties fo:margin-left="0cm" fo:margin-right="0cm" fo:text-indent="0cm" style:auto-text-indent="false"/>
      <style:text-properties officeooo:paragraph-rsid="00b2c025"/>
    </style:style>
    <style:style style:name="P31" style:family="paragraph" style:parent-style-name="RFC_20_Figure">
      <style:paragraph-properties fo:margin-left="0cm" fo:margin-right="0cm" fo:text-indent="0cm" style:auto-text-indent="false"/>
      <style:text-properties officeooo:paragraph-rsid="00bf1ef6"/>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34"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35" style:family="paragraph" style:parent-style-name="Standard">
      <style:paragraph-properties fo:margin-left="0cm" fo:margin-right="0cm" fo:text-indent="0cm" style:auto-text-indent="false"/>
      <style:text-properties style:font-name="Liberation Mono" fo:font-size="12pt" officeooo:rsid="003129a2" officeooo:paragraph-rsid="00adb7d1" fo:background-color="transparent" style:font-size-asian="12pt" style:font-size-complex="12pt"/>
    </style:style>
    <style:style style:name="P36"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37" style:family="paragraph" style:parent-style-name="Standard">
      <style:paragraph-properties fo:margin-left="0cm" fo:margin-right="0cm" fo:text-indent="0cm" style:auto-text-indent="false"/>
      <style:text-properties officeooo:paragraph-rsid="00adb7d1"/>
    </style:style>
    <style:style style:name="P38"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39"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50e2cb" fo:background-color="transparent" style:font-size-asian="12pt" style:font-size-complex="12pt"/>
    </style:style>
    <style:style style:name="P40"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4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ab71a2" fo:background-color="transparent" style:font-size-asian="12pt" style:font-size-complex="12pt"/>
    </style:style>
    <style:style style:name="P4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20c65" fo:background-color="transparent" style:font-size-asian="12pt" style:font-size-complex="12pt"/>
    </style:style>
    <style:style style:name="P4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537232" officeooo:paragraph-rsid="00c20c65" fo:background-color="transparent" style:font-size-asian="12pt" style:font-size-complex="12pt"/>
    </style:style>
    <style:style style:name="P44"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45"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4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47"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83a6ef" fo:background-color="transparent" style:font-size-asian="12pt" style:font-size-complex="12pt"/>
    </style:style>
    <style:style style:name="P48"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49" style:family="paragraph" style:parent-style-name="Contents_20_1">
      <style:paragraph-properties>
        <style:tab-stops>
          <style:tab-stop style:position="18.288cm" style:type="right" style:leader-style="dotted" style:leader-text="."/>
        </style:tab-stops>
      </style:paragraph-properties>
    </style:style>
    <style:style style:name="P50"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51" style:family="paragraph" style:parent-style-name="Preformatted_20_Text">
      <style:text-properties style:font-name="Liberation Mono" fo:font-size="12pt" fo:background-color="transparent" style:font-size-asian="12pt" style:font-size-complex="12pt"/>
    </style:style>
    <style:style style:name="P52" style:family="paragraph" style:parent-style-name="Preformatted_20_Text">
      <style:text-properties style:font-name="Liberation Mono" fo:font-size="12pt" officeooo:paragraph-rsid="001a177c" fo:background-color="transparent" style:font-size-asian="12pt" style:font-size-complex="12pt"/>
    </style:style>
    <style:style style:name="P53" style:family="paragraph" style:parent-style-name="Preformatted_20_Text">
      <style:text-properties style:font-name="Liberation Mono" fo:font-size="12pt" officeooo:paragraph-rsid="002b55d3" fo:background-color="transparent" style:font-size-asian="12pt" style:font-size-complex="12pt"/>
    </style:style>
    <style:style style:name="P54"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55" style:family="paragraph" style:parent-style-name="Preformatted_20_Text">
      <style:text-properties style:font-name="Liberation Mono" fo:font-size="12pt" style:font-size-asian="12pt" style:font-size-complex="12pt"/>
    </style:style>
    <style:style style:name="P56" style:family="paragraph" style:parent-style-name="Preformatted_20_Text">
      <style:text-properties style:font-name="Liberation Mono" fo:font-size="12pt" officeooo:paragraph-rsid="007b52e2" style:font-size-asian="12pt" style:font-size-complex="12pt"/>
    </style:style>
    <style:style style:name="P57"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58"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59" style:family="paragraph" style:parent-style-name="RFC_20_Figure">
      <style:text-properties style:font-name="Liberation Mono" fo:font-size="12pt" officeooo:paragraph-rsid="0035d64b" fo:background-color="transparent" style:font-size-asian="12pt" style:font-size-complex="12pt"/>
    </style:style>
    <style:style style:name="P60"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61" style:family="paragraph" style:parent-style-name="RFC_20_Figure">
      <style:text-properties style:font-name="Liberation Mono" fo:font-size="12pt" officeooo:paragraph-rsid="00adb7d1" fo:background-color="transparent" style:font-size-asian="12pt" style:font-size-complex="12pt"/>
    </style:style>
    <style:style style:name="P62" style:family="paragraph" style:parent-style-name="RFC_20_Figure">
      <style:text-properties officeooo:paragraph-rsid="00adb7d1"/>
    </style:style>
    <style:style style:name="P6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6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65"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6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67"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68"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69"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70"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ab71a2" officeooo:paragraph-rsid="00ab71a2" fo:background-color="transparent" style:font-name-asian="Batang" style:font-size-asian="12pt" style:font-name-complex="Courier New" style:font-size-complex="12pt" style:language-complex="ar" style:country-complex="SA"/>
    </style:style>
    <style:style style:name="P71"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72"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73"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83a6ef" fo:background-color="transparent" style:font-size-asian="12pt" style:font-size-complex="12pt"/>
    </style:style>
    <style:style style:name="P74" style:family="paragraph" style:parent-style-name="Standard">
      <style:paragraph-properties fo:margin-top="0cm" fo:margin-bottom="0.021cm" loext:contextual-spacing="false" fo:line-height="100%"/>
      <style:text-properties style:font-name="Liberation Mono" fo:font-size="12pt" officeooo:rsid="004496ed" officeooo:paragraph-rsid="0083a6ef" fo:background-color="transparent" style:font-size-asian="12pt" style:font-size-complex="12pt"/>
    </style:style>
    <style:style style:name="P75" style:family="paragraph" style:parent-style-name="Standard">
      <style:paragraph-properties fo:margin-top="0cm" fo:margin-bottom="0.021cm" loext:contextual-spacing="false" fo:line-height="100%"/>
      <style:text-properties style:font-name="Liberation Mono" fo:font-size="12pt" officeooo:rsid="004496ed" officeooo:paragraph-rsid="00b592e3" fo:background-color="transparent" style:font-size-asian="12pt" style:font-size-complex="12pt"/>
    </style:style>
    <style:style style:name="P76"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77"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78" style:family="paragraph" style:parent-style-name="Standard">
      <style:paragraph-properties fo:margin-top="0cm" fo:margin-bottom="0.021cm" loext:contextual-spacing="false" fo:line-height="100%"/>
      <style:text-properties style:font-name="Liberation Mono" fo:font-size="12pt" officeooo:rsid="0043a41f" officeooo:paragraph-rsid="00537232" fo:background-color="transparent" style:font-size-asian="12pt" style:font-size-complex="12pt"/>
    </style:style>
    <style:style style:name="P79" style:family="paragraph" style:parent-style-name="Standard">
      <style:paragraph-properties fo:margin-top="0cm" fo:margin-bottom="0.021cm" loext:contextual-spacing="false" fo:line-height="100%"/>
      <style:text-properties style:font-name="Liberation Mono" fo:font-size="12pt" officeooo:rsid="0043a41f" officeooo:paragraph-rsid="0083a6ef" fo:background-color="transparent" style:font-size-asian="12pt" style:font-size-complex="12pt"/>
    </style:style>
    <style:style style:name="P80"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83a6ef" fo:background-color="transparent" style:font-size-asian="12pt" style:font-size-complex="12pt"/>
    </style:style>
    <style:style style:name="P81" style:family="paragraph" style:parent-style-name="Standard">
      <style:paragraph-properties fo:margin-top="0cm" fo:margin-bottom="0.021cm" loext:contextual-spacing="false" fo:line-height="100%"/>
      <style:text-properties style:font-name="Liberation Mono" fo:font-size="12pt" officeooo:rsid="0043a41f" officeooo:paragraph-rsid="00ab71a2" fo:background-color="transparent" style:font-size-asian="12pt" style:font-size-complex="12pt"/>
    </style:style>
    <style:style style:name="P82"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83"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84" style:family="paragraph" style:parent-style-name="Standard">
      <style:paragraph-properties fo:margin-top="0cm" fo:margin-bottom="0.021cm" loext:contextual-spacing="false" fo:line-height="100%"/>
      <style:text-properties style:font-name="Liberation Mono" fo:font-size="12pt" officeooo:rsid="00537232" officeooo:paragraph-rsid="00537232" fo:background-color="transparent" style:font-size-asian="12pt" style:font-size-complex="12pt"/>
    </style:style>
    <style:style style:name="P85" style:family="paragraph" style:parent-style-name="Standard">
      <style:paragraph-properties fo:margin-top="0cm" fo:margin-bottom="0.021cm" loext:contextual-spacing="false" fo:line-height="100%"/>
      <style:text-properties style:font-name="Liberation Mono" fo:font-size="12pt" officeooo:rsid="00537232" officeooo:paragraph-rsid="00ab71a2" fo:background-color="transparent" style:font-size-asian="12pt" style:font-size-complex="12pt"/>
    </style:style>
    <style:style style:name="P86"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87"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88"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89" style:family="paragraph" style:parent-style-name="Standard">
      <style:paragraph-properties fo:margin-top="0cm" fo:margin-bottom="0.021cm" loext:contextual-spacing="false" fo:line-height="100%"/>
      <style:text-properties officeooo:paragraph-rsid="00b3acc4"/>
    </style:style>
    <style:style style:name="P90" style:family="paragraph" style:parent-style-name="Contents_20_2">
      <style:paragraph-properties>
        <style:tab-stops>
          <style:tab-stop style:position="18.288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93"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94"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95"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96" style:family="paragraph" style:parent-style-name="Heading_20_1">
      <style:text-properties style:font-name="Liberation Mono" fo:font-size="12pt" fo:background-color="transparent" style:font-size-asian="12pt" style:font-size-complex="12pt"/>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99" style:family="paragraph" style:parent-style-name="Heading_20_1">
      <style:paragraph-properties fo:break-before="pag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100" style:family="paragraph" style:parent-style-name="Heading_20_2">
      <style:text-properties style:font-name="Liberation Mono" fo:font-size="12pt" fo:background-color="transparent" style:font-size-asian="12pt" style:font-size-complex="12pt"/>
    </style:style>
    <style:style style:name="P101" style:family="paragraph" style:parent-style-name="Heading_20_2">
      <style:text-properties style:font-name="Liberation Mono" fo:font-size="12pt" officeooo:paragraph-rsid="0056dd83" fo:background-color="transparent" style:font-size-asian="12pt" style:font-size-complex="12pt"/>
    </style:style>
    <style:style style:name="P102"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103"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104" style:family="paragraph" style:parent-style-name="Heading_20_2">
      <style:paragraph-properties fo:margin-left="0cm" fo:margin-right="0cm" fo:text-indent="0cm" style:auto-text-indent="false"/>
    </style:style>
    <style:style style:name="P105" style:family="paragraph" style:parent-style-name="Heading_20_2">
      <style:paragraph-properties fo:break-before="page"/>
      <style:text-properties style:font-name="Liberation Mono" fo:font-size="12pt" fo:background-color="transparent" style:font-size-asian="12pt" style:font-size-complex="12pt"/>
    </style:style>
    <style:style style:name="P106"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107"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981b14" style:font-name-asian="Batang" style:font-size-asian="12pt" style:font-name-complex="Arial" style:font-size-complex="14pt" style:language-complex="ar" style:country-complex="SA" style:font-style-complex="italic" style:font-weight-complex="bold"/>
    </style:style>
    <style:style style:name="T8" style:family="text">
      <style:text-properties style:use-window-font-color="true" style:font-name="Courier New" fo:font-size="12pt" fo:language="en" fo:country="US" officeooo:rsid="009c8a53" style:font-name-asian="Batang" style:font-size-asian="12pt" style:font-name-complex="Arial" style:font-size-complex="14pt" style:language-complex="ar" style:country-complex="SA" style:font-style-complex="italic" style:font-weight-complex="bold"/>
    </style:style>
    <style:style style:name="T9" style:family="text">
      <style:text-properties style:use-window-font-color="true" style:font-name="Courier New" fo:font-size="12pt" fo:language="en" fo:country="US" officeooo:rsid="00c2b9ca" style:font-name-asian="Batang" style:font-size-asian="12pt" style:font-name-complex="Arial" style:font-size-complex="14pt" style:language-complex="ar" style:country-complex="SA" style:font-style-complex="italic" style:font-weight-complex="bold"/>
    </style:style>
    <style:style style:name="T10"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1"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adb7d1"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28" style:family="text">
      <style:text-properties style:use-window-font-color="true" style:font-name="Liberation Mono" fo:font-size="12pt" fo:language="en" fo:country="US" officeooo:rsid="00827215" style:font-name-asian="Noto Sans Mono CJK SC" style:font-size-asian="12pt" style:font-name-complex="Liberation Mono" style:font-size-complex="12pt" style:language-complex="ar" style:country-complex="SA"/>
    </style:style>
    <style:style style:name="T29" style:family="text">
      <style:text-properties style:use-window-font-color="true" fo:language="en" fo:country="US" style:font-name-asian="Batang" style:font-name-complex="Courier New" style:language-complex="ar" style:country-complex="SA"/>
    </style:style>
    <style:style style:name="T30" style:family="text">
      <style:text-properties style:use-window-font-color="true" fo:language="en" fo:country="US" officeooo:rsid="00339b04" style:font-name-asian="Batang" style:font-name-complex="Courier New" style:language-complex="ar" style:country-complex="SA"/>
    </style:style>
    <style:style style:name="T31" style:family="text">
      <style:text-properties style:use-window-font-color="true" fo:language="en" fo:country="US" officeooo:rsid="0035918a" style:font-name-asian="Batang" style:font-name-complex="Courier New" style:language-complex="ar" style:country-complex="SA"/>
    </style:style>
    <style:style style:name="T32" style:family="text">
      <style:text-properties style:use-window-font-color="true" fo:language="en" fo:country="US" officeooo:rsid="0052dceb" style:font-name-asian="Batang" style:font-name-complex="Courier New" style:language-complex="ar" style:country-complex="SA"/>
    </style:style>
    <style:style style:name="T33" style:family="text">
      <style:text-properties style:use-window-font-color="true" fo:language="en" fo:country="US" officeooo:rsid="005fe486" style:font-name-asian="Batang" style:font-name-complex="Courier New" style:language-complex="ar" style:country-complex="SA"/>
    </style:style>
    <style:style style:name="T34" style:family="text">
      <style:text-properties style:use-window-font-color="true" fo:language="en" fo:country="US" officeooo:rsid="006068aa" style:font-name-asian="Batang" style:font-name-complex="Courier New" style:language-complex="ar" style:country-complex="SA"/>
    </style:style>
    <style:style style:name="T35" style:family="text">
      <style:text-properties style:use-window-font-color="true" fo:language="en" fo:country="US" officeooo:rsid="00622ffc" style:font-name-asian="Batang" style:font-name-complex="Courier New" style:language-complex="ar" style:country-complex="SA"/>
    </style:style>
    <style:style style:name="T36" style:family="text">
      <style:text-properties style:use-window-font-color="true" fo:language="en" fo:country="US" officeooo:rsid="00a4114d" style:font-name-asian="Batang" style:font-name-complex="Courier New" style:language-complex="ar" style:country-complex="SA"/>
    </style:style>
    <style:style style:name="T37" style:family="text">
      <style:text-properties style:use-window-font-color="true" fo:language="en" fo:country="US" officeooo:rsid="00a4fce0" style:font-name-asian="Batang" style:font-name-complex="Courier New" style:language-complex="ar" style:country-complex="SA"/>
    </style:style>
    <style:style style:name="T38" style:family="text">
      <style:text-properties style:use-window-font-color="true" fo:language="en" fo:country="US" officeooo:rsid="00ab71a2" style:font-name-asian="Batang" style:font-name-complex="Courier New" style:language-complex="ar" style:country-complex="SA"/>
    </style:style>
    <style:style style:name="T39" style:family="text">
      <style:text-properties style:use-window-font-color="true" fo:language="en" fo:country="US" officeooo:rsid="0043a41f" style:font-name-asian="Batang" style:font-name-complex="Courier New" style:language-complex="ar" style:country-complex="SA"/>
    </style:style>
    <style:style style:name="T40" style:family="text">
      <style:text-properties style:use-window-font-color="true" fo:language="en" fo:country="US" officeooo:rsid="00a7f6ce" style:font-name-asian="Batang" style:font-name-complex="Courier New" style:language-complex="ar" style:country-complex="SA"/>
    </style:style>
    <style:style style:name="T41" style:family="text">
      <style:text-properties style:use-window-font-color="true" fo:language="en" fo:country="US" officeooo:rsid="00b144d6" style:font-name-asian="Batang" style:font-name-complex="Courier New" style:language-complex="ar" style:country-complex="SA"/>
    </style:style>
    <style:style style:name="T42" style:family="text">
      <style:text-properties style:use-window-font-color="true" fo:language="en" fo:country="US" officeooo:rsid="00baa29d" style:font-name-asian="Batang" style:font-name-complex="Courier New" style:language-complex="ar" style:country-complex="SA"/>
    </style:style>
    <style:style style:name="T43"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44" style:family="text">
      <style:text-properties style:use-window-font-color="true" fo:language="en" fo:country="US" officeooo:rsid="00175317" style:font-name-asian="Times New Roman" style:font-name-complex="Courier New" style:language-complex="ar" style:country-complex="SA"/>
    </style:style>
    <style:style style:name="T45" style:family="text">
      <style:text-properties style:use-window-font-color="true" fo:language="en" fo:country="US" officeooo:rsid="001a177c" style:font-name-asian="Noto Sans Mono CJK SC" style:font-name-complex="Liberation Mono" style:language-complex="ar" style:country-complex="SA"/>
    </style:style>
    <style:style style:name="T46" style:family="text">
      <style:text-properties style:use-window-font-color="true" fo:language="en" fo:country="US" officeooo:rsid="001a70c5" style:font-name-asian="Noto Sans Mono CJK SC" style:font-name-complex="Liberation Mono" style:language-complex="ar" style:country-complex="SA"/>
    </style:style>
    <style:style style:name="T47" style:family="text">
      <style:text-properties style:use-window-font-color="true" fo:language="en" fo:country="US" officeooo:rsid="001ecaff" style:font-name-asian="Noto Sans Mono CJK SC" style:font-name-complex="Liberation Mono" style:language-complex="ar" style:country-complex="SA"/>
    </style:style>
    <style:style style:name="T48" style:family="text">
      <style:text-properties style:use-window-font-color="true" fo:language="en" fo:country="US" officeooo:rsid="007b52e2" style:font-name-asian="Noto Sans Mono CJK SC" style:font-name-complex="Liberation Mono" style:language-complex="ar" style:country-complex="SA"/>
    </style:style>
    <style:style style:name="T49" style:family="text">
      <style:text-properties officeooo:rsid="00177abc"/>
    </style:style>
    <style:style style:name="T50" style:family="text">
      <style:text-properties fo:language="none" fo:country="none" style:language-asian="none" style:country-asian="none"/>
    </style:style>
    <style:style style:name="T51" style:family="text">
      <style:text-properties style:font-name-complex="Times New Roman"/>
    </style:style>
    <style:style style:name="T52" style:family="text">
      <style:text-properties officeooo:rsid="001a70c5"/>
    </style:style>
    <style:style style:name="T53" style:family="text">
      <style:text-properties officeooo:rsid="002b62eb"/>
    </style:style>
    <style:style style:name="T54" style:family="text">
      <style:text-properties officeooo:rsid="002f5a56"/>
    </style:style>
    <style:style style:name="T55" style:family="text">
      <style:text-properties officeooo:rsid="003129a2"/>
    </style:style>
    <style:style style:name="T56" style:family="text">
      <style:text-properties officeooo:rsid="00339b04"/>
    </style:style>
    <style:style style:name="T57" style:family="text">
      <style:text-properties officeooo:rsid="0035918a"/>
    </style:style>
    <style:style style:name="T58" style:family="text">
      <style:text-properties officeooo:rsid="0035d64b"/>
    </style:style>
    <style:style style:name="T59" style:family="text">
      <style:text-properties officeooo:rsid="00371002"/>
    </style:style>
    <style:style style:name="T60" style:family="text">
      <style:text-properties officeooo:rsid="0038a35d"/>
    </style:style>
    <style:style style:name="T61" style:family="text">
      <style:text-properties officeooo:rsid="0039089b"/>
    </style:style>
    <style:style style:name="T62" style:family="text">
      <style:text-properties officeooo:rsid="0039e9a2"/>
    </style:style>
    <style:style style:name="T63" style:family="text">
      <style:text-properties officeooo:rsid="004496ed"/>
    </style:style>
    <style:style style:name="T64" style:family="text">
      <style:text-properties officeooo:rsid="0050e216"/>
    </style:style>
    <style:style style:name="T65" style:family="text">
      <style:text-properties officeooo:rsid="0054d959"/>
    </style:style>
    <style:style style:name="T66" style:family="text">
      <style:text-properties officeooo:rsid="005fe486"/>
    </style:style>
    <style:style style:name="T67" style:family="text">
      <style:text-properties officeooo:rsid="0068c1d8"/>
    </style:style>
    <style:style style:name="T68" style:family="text">
      <style:text-properties style:font-name="Liberation Mono" fo:font-size="12pt" style:font-size-asian="12pt" style:font-size-complex="12pt"/>
    </style:style>
    <style:style style:name="T69" style:family="text">
      <style:text-properties style:font-name="Liberation Mono" fo:font-size="12pt" fo:background-color="transparent" loext:char-shading-value="0" style:font-size-asian="12pt" style:font-size-complex="12pt"/>
    </style:style>
    <style:style style:name="T70" style:family="text">
      <style:text-properties style:font-name="Liberation Mono" fo:font-size="12pt" officeooo:rsid="00758442" fo:background-color="transparent" loext:char-shading-value="0" style:font-size-asian="12pt" style:font-size-complex="12pt"/>
    </style:style>
    <style:style style:name="T71" style:family="text">
      <style:text-properties style:font-name="Liberation Mono" fo:font-size="12pt" officeooo:rsid="0050e216" fo:background-color="transparent" loext:char-shading-value="0" style:font-size-asian="12pt" style:font-size-complex="12pt"/>
    </style:style>
    <style:style style:name="T72" style:family="text">
      <style:text-properties style:font-name="Liberation Mono" fo:font-size="12pt" officeooo:rsid="0087ff2e" fo:background-color="transparent" loext:char-shading-value="0" style:font-size-asian="12pt" style:font-size-complex="12pt"/>
    </style:style>
    <style:style style:name="T73" style:family="text">
      <style:text-properties style:font-name="Liberation Mono" fo:font-size="12pt" officeooo:rsid="0050e2cb" fo:background-color="transparent" loext:char-shading-value="0" style:font-size-asian="12pt" style:font-size-complex="12pt"/>
    </style:style>
    <style:style style:name="T74" style:family="text">
      <style:text-properties style:font-name="Liberation Mono" fo:font-size="12pt" officeooo:rsid="0043a41f" fo:background-color="transparent" loext:char-shading-value="0" style:font-size-asian="12pt" style:font-size-complex="12pt"/>
    </style:style>
    <style:style style:name="T75" style:family="text">
      <style:text-properties style:font-name="Liberation Mono" fo:font-size="12pt" officeooo:rsid="0087bcbc" fo:background-color="transparent" loext:char-shading-value="0" style:font-size-asian="12pt" style:font-size-complex="12pt"/>
    </style:style>
    <style:style style:name="T76" style:family="text">
      <style:text-properties style:font-name="Liberation Mono" fo:font-size="12pt" officeooo:rsid="00a4114d" fo:background-color="transparent" loext:char-shading-value="0" style:font-size-asian="12pt" style:font-size-complex="12pt"/>
    </style:style>
    <style:style style:name="T77" style:family="text">
      <style:text-properties style:font-name="Liberation Mono" fo:font-size="12pt" officeooo:rsid="0052dceb" fo:background-color="transparent" loext:char-shading-value="0" style:font-size-asian="12pt" style:font-size-complex="12pt"/>
    </style:style>
    <style:style style:name="T78" style:family="text">
      <style:text-properties style:font-name="Liberation Mono" fo:font-size="12pt" officeooo:rsid="002f5a56" fo:background-color="transparent" loext:char-shading-value="0" style:font-size-asian="12pt" style:font-size-complex="12pt"/>
    </style:style>
    <style:style style:name="T79" style:family="text">
      <style:text-properties style:font-name="Liberation Mono" fo:font-size="12pt" officeooo:rsid="00adb7d1" fo:background-color="transparent" loext:char-shading-value="0" style:font-size-asian="12pt" style:font-size-complex="12pt"/>
    </style:style>
    <style:style style:name="T80" style:family="text">
      <style:text-properties style:font-name="Liberation Mono" fo:font-size="12pt" officeooo:rsid="003129a2" fo:background-color="transparent" loext:char-shading-value="0" style:font-size-asian="12pt" style:font-size-complex="12pt"/>
    </style:style>
    <style:style style:name="T81" style:family="text">
      <style:text-properties style:font-name="Liberation Mono" fo:font-size="12pt" officeooo:rsid="0039089b" fo:background-color="transparent" loext:char-shading-value="0" style:font-size-asian="12pt" style:font-size-complex="12pt"/>
    </style:style>
    <style:style style:name="T82" style:family="text">
      <style:text-properties style:font-name="Liberation Mono" fo:font-size="12pt" officeooo:rsid="008289a1" fo:background-color="transparent" loext:char-shading-value="0" style:font-size-asian="12pt" style:font-size-complex="12pt"/>
    </style:style>
    <style:style style:name="T83" style:family="text">
      <style:text-properties style:font-name="Liberation Mono" fo:font-size="12pt" officeooo:rsid="0038a35d" fo:background-color="transparent" loext:char-shading-value="0" style:font-size-asian="12pt" style:font-size-complex="12pt"/>
    </style:style>
    <style:style style:name="T84" style:family="text">
      <style:text-properties style:font-name="Liberation Mono" fo:font-size="12pt" officeooo:rsid="003b7ba2" fo:background-color="transparent" loext:char-shading-value="0" style:font-size-asian="12pt" style:font-size-complex="12pt"/>
    </style:style>
    <style:style style:name="T85" style:family="text">
      <style:text-properties style:font-name="Liberation Mono" fo:font-size="12pt" officeooo:rsid="0068c1d8" fo:background-color="transparent" loext:char-shading-value="0" style:font-size-asian="12pt" style:font-size-complex="12pt"/>
    </style:style>
    <style:style style:name="T86" style:family="text">
      <style:text-properties style:font-name="Liberation Mono" fo:font-size="12pt" officeooo:rsid="00b2c025" fo:background-color="transparent" loext:char-shading-value="0" style:font-size-asian="12pt" style:font-size-complex="12pt"/>
    </style:style>
    <style:style style:name="T87"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88"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89"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90" style:family="text">
      <style:text-properties officeooo:rsid="002ea3cc"/>
    </style:style>
    <style:style style:name="T91" style:family="text">
      <style:text-properties officeooo:rsid="0076acb1"/>
    </style:style>
    <style:style style:name="T92" style:family="text">
      <style:text-properties officeooo:rsid="007737ca"/>
    </style:style>
    <style:style style:name="T93" style:family="text">
      <style:text-properties officeooo:rsid="00779478"/>
    </style:style>
    <style:style style:name="T94" style:family="text">
      <style:text-properties officeooo:rsid="007b52e2"/>
    </style:style>
    <style:style style:name="T95" style:family="text">
      <style:text-properties officeooo:rsid="007c04a0"/>
    </style:style>
    <style:style style:name="T96" style:family="text">
      <style:text-properties officeooo:rsid="008289a1"/>
    </style:style>
    <style:style style:name="T97" style:family="text">
      <style:text-properties officeooo:rsid="0082c75b"/>
    </style:style>
    <style:style style:name="T98" style:family="text">
      <style:text-properties officeooo:rsid="0083a6ef"/>
    </style:style>
    <style:style style:name="T99" style:family="text">
      <style:text-properties officeooo:rsid="0087ff2e"/>
    </style:style>
    <style:style style:name="T100" style:family="text">
      <style:text-properties officeooo:rsid="00895ad5"/>
    </style:style>
    <style:style style:name="T101" style:family="text">
      <style:text-properties officeooo:rsid="00970b7b"/>
    </style:style>
    <style:style style:name="T102" style:family="text">
      <style:text-properties fo:color="#000000" style:font-name="Courier New" fo:font-size="12pt" fo:language="en" fo:country="US" style:text-underline-style="none" officeooo:rsid="009c8a53" style:font-name-asian="Batang" style:font-size-asian="12pt" style:font-name-complex="Arial" style:font-size-complex="14pt" style:language-complex="ar" style:country-complex="SA" style:font-style-complex="italic" style:font-weight-complex="bold"/>
    </style:style>
    <style:style style:name="T103" style:family="text">
      <style:text-properties officeooo:rsid="00a20f8c"/>
    </style:style>
    <style:style style:name="T104" style:family="text">
      <style:text-properties officeooo:rsid="00a29c78"/>
    </style:style>
    <style:style style:name="T105" style:family="text">
      <style:text-properties officeooo:rsid="00a4114d"/>
    </style:style>
    <style:style style:name="T106" style:family="text">
      <style:text-properties officeooo:rsid="00a41ed9"/>
    </style:style>
    <style:style style:name="T107" style:family="text">
      <style:text-properties officeooo:rsid="00a7f6ce"/>
    </style:style>
    <style:style style:name="T108" style:family="text">
      <style:text-properties officeooo:rsid="00abbee8"/>
    </style:style>
    <style:style style:name="T109" style:family="text">
      <style:text-properties officeooo:rsid="00b62160"/>
    </style:style>
    <style:style style:name="T110" style:family="text">
      <style:text-properties officeooo:rsid="00b78e16"/>
    </style:style>
    <style:style style:name="T111" style:family="text">
      <style:text-properties officeooo:rsid="00bf1ef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text:bookmark-start text:name="__RefHeading___Toc1402_3553032141"/><text:line-break/><text:span text:style-name="T44">ChatOS Protocol : Anonymized direct TCP chat service</text:span><text:bookmark-end text:name="__RefHeading___Toc1402_3553032141"/></text:h>
      <text:p text:style-name="P25"/>
      <text:p text:style-name="P26">Abstract</text:p>
      <text:p text:style-name="P13"><text:span text:style-name="T53">This note describes the ChatOs Protocol (COP), a protocol used in ChatOS Application to route messages </text:span><text:span text:style-name="T90">in TCP</text:span><text:span text:style-name="T53">. COP can provides private connexion between two users or a public connexion to send messages for all users. <text:s/></text:span></text:p>
      <text:p text:style-name="P25">Status of this Memo</text:p>
      <text:p text:style-name="P51">This document is not an Internet Standards Track specification; it is</text:p>
      <text:p text:style-name="P51">published for examination, experimental implementation, and</text:p>
      <text:p text:style-name="P52">evaluation.</text:p>
      <text:p text:style-name="P52">This document defines an Experimental Protocol for the Internet</text:p>
      <text:p text:style-name="P52">community. <text:s/>This document is a product of the <text:span text:style-name="T45">Apprenticeship Network Programming Group</text:span> (<text:span text:style-name="T52">ANPG</text:span>). <text:s/>It represents the consensus of the <text:span text:style-name="T46">ANPG</text:span></text:p>
      <text:p text:style-name="P52">community. <text:s/>It has received public review and has been approved for</text:p>
      <text:p text:style-name="P52">publication by the Internet Engineering Steering Group (IESG). <text:s/>Not</text:p>
      <text:p text:style-name="P52">all documents approved by the IESG are a candidate for any level of</text:p>
      <text:p text:style-name="P52">Internet Standard; see Section 2 of RFC 5741</text:p>
      <text:p text:style-name="P52"/>
      <text:p text:style-name="P25">Copyright Notice</text:p>
      <text:p text:style-name="P12">Copyright (c) <text:modification-date style:data-style-name="N109">2021</text:modification-date><text:s/>IETF Trust and the persons identified as the document authors. All rights reserved.</text:p>
      <text:p text:style-name="P12">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33">Summary</text:p>
      <text:p text:style-name="P53"><text:span text:style-name="T47">The ChatOs protocol</text:span> is a very simple protocol used to <text:span text:style-name="T47">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1" text:outline-level="1">Table of Contents</text:h>
          </text:index-title>
          <text:p text:style-name="P49"><text:a xlink:type="simple" xlink:href="#__RefHeading___Toc1402_3553032141" text:style-name="Index_20_Link" text:visited-style-name="Index_20_Link"><text:s/>ChatOS Protocol : Anonymized direct TCP chat service<text:tab/>1</text:a></text:p>
          <text:p text:style-name="P49"><text:a xlink:type="simple" xlink:href="#__RefHeading___Toc258322660" text:style-name="Index_20_Link" text:visited-style-name="Index_20_Link">1. <text:s/>Purpose<text:tab/>3</text:a></text:p>
          <text:p text:style-name="P49"><text:a xlink:type="simple" xlink:href="#__RefHeading___Toc1700_49307221" text:style-name="Index_20_Link" text:visited-style-name="Index_20_Link">2. <text:s/>Overview of the protocol<text:tab/>3</text:a></text:p>
          <text:p text:style-name="P90"><text:a xlink:type="simple" xlink:href="#__RefHeading___Toc1702_49307221" text:style-name="Index_20_Link" text:visited-style-name="Index_20_Link">2.1. <text:s/>Clients<text:tab/>3</text:a></text:p>
          <text:p text:style-name="P90"><text:a xlink:type="simple" xlink:href="#__RefHeading___Toc1704_49307221" text:style-name="Index_20_Link" text:visited-style-name="Index_20_Link">2.2. <text:s/>Client authentication<text:tab/>3</text:a></text:p>
          <text:p text:style-name="P90"><text:a xlink:type="simple" xlink:href="#__RefHeading___Toc1706_49307221" text:style-name="Index_20_Link" text:visited-style-name="Index_20_Link">2.3. <text:s/>Message<text:tab/>3</text:a></text:p>
          <text:p text:style-name="P90"><text:a xlink:type="simple" xlink:href="#__RefHeading___Toc1708_49307221" text:style-name="Index_20_Link" text:visited-style-name="Index_20_Link">2.4. <text:s/>One-to-one communication<text:tab/>4</text:a></text:p>
          <text:p text:style-name="P90"><text:a xlink:type="simple" xlink:href="#__RefHeading___Toc1710_49307221" text:style-name="Index_20_Link" text:visited-style-name="Index_20_Link">2.5. <text:s/>One-to-all<text:tab/>4</text:a></text:p>
          <text:p text:style-name="P90"><text:a xlink:type="simple" xlink:href="#__RefHeading___Toc1258_1475481904" text:style-name="Index_20_Link" text:visited-style-name="Index_20_Link">2.6. Private connection<text:tab/>4</text:a></text:p>
          <text:p text:style-name="P90"><text:a xlink:type="simple" xlink:href="#__RefHeading___Toc1310_3396013024" text:style-name="Index_20_Link" text:visited-style-name="Index_20_Link">2.7. Client commands<text:tab/>5</text:a></text:p>
          <text:p text:style-name="P49"><text:a xlink:type="simple" xlink:href="#__RefHeading___Toc2065_3553032141" text:style-name="Index_20_Link" text:visited-style-name="Index_20_Link">3. <text:s/>Implementation details<text:tab/>6</text:a></text:p>
          <text:p text:style-name="P90"><text:a xlink:type="simple" xlink:href="#__RefHeading___Toc2067_3553032141" text:style-name="Index_20_Link" text:visited-style-name="Index_20_Link">3.1. <text:s/>Introduction<text:tab/>6</text:a></text:p>
          <text:p text:style-name="P90"><text:a xlink:type="simple" xlink:href="#__RefHeading___Toc904_3548497938" text:style-name="Index_20_Link" text:visited-style-name="Index_20_Link">3.2.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90"><text:a xlink:type="simple" xlink:href="#__RefHeading___Toc910_3548497938" text:style-name="Index_20_Link" text:visited-style-name="Index_20_Link">3.3. <text:s/>Identification<text:tab/>6</text:a></text:p>
          <text:p text:style-name="P90"><text:a xlink:type="simple" xlink:href="#__RefHeading___Toc912_3548497938" text:style-name="Index_20_Link" text:visited-style-name="Index_20_Link">3.4. <text:s/>Private connection with an other client<text:tab/>7</text:a></text:p>
          <text:p text:style-name="P90"><text:a xlink:type="simple" xlink:href="#__RefHeading___Toc1714_49307221" text:style-name="Index_20_Link" text:visited-style-name="Index_20_Link">3.5. <text:s/>Send a public message<text:tab/>8</text:a></text:p>
          <text:p text:style-name="P90"><text:a xlink:type="simple" xlink:href="#__RefHeading___Toc1716_49307221" text:style-name="Index_20_Link" text:visited-style-name="Index_20_Link">3.6. <text:s/>Send a private message<text:tab/>8</text:a></text:p>
          <text:p text:style-name="P49"><text:a xlink:type="simple" xlink:href="#__RefHeading___Toc1352_1475481904" text:style-name="Index_20_Link" text:visited-style-name="Index_20_Link">4. <text:s text:c="2"/>Known concerns<text:tab/>9</text:a></text:p>
          <text:p text:style-name="P90"><text:a xlink:type="simple" xlink:href="#__RefHeading___Toc1354_1475481904" text:style-name="Index_20_Link" text:visited-style-name="Index_20_Link">4.1. <text:s/>Authentication<text:tab/>9</text:a></text:p>
          <text:p text:style-name="P90"><text:a xlink:type="simple" xlink:href="#__RefHeading___Toc1356_1475481904" text:style-name="Index_20_Link" text:visited-style-name="Index_20_Link">4.2. </text:a><text:a xlink:type="simple" xlink:href="#__RefHeading___Toc1356_1475481904" text:style-name="Index_20_Link" text:visited-style-name="Index_20_Link">Charset</text:a><text:a xlink:type="simple" xlink:href="#__RefHeading___Toc1356_1475481904" text:style-name="Index_20_Link" text:visited-style-name="Index_20_Link"><text:tab/>9</text:a></text:p>
        </text:index-body>
      </text:table-of-content>
      <text:p text:style-name="P54"/>
      <text:p text:style-name="P54"/>
      <text:p text:style-name="P54"/>
      <text:p text:style-name="P48"/>
      <text:h text:style-name="P98" text:outline-level="1" text:is-list-header="true"/>
      <text:h text:style-name="P95" text:outline-level="1"><text:bookmark-start text:name="__RefHeading___Toc258322660"/>Purpose<text:bookmark-end text:name="__RefHeading___Toc258322660"/></text:h>
      <text:p text:style-name="P50">The ChatOs Protocol is intended to be used for the</text:p>
      <text:p text:style-name="Preformatted_20_Text"><text:span text:style-name="T69">transmission of messages between </text:span><text:span text:style-name="T27">clients</text:span><text:span text:style-name="T69">. <text:s/>It may also be used for</text:span></text:p>
      <text:p text:style-name="P51">the local message system of a network or host.</text:p>
      <text:p text:style-name="P51"/>
      <text:p text:style-name="P51">The focus here is on the internal mechanisms to transmit messages,</text:p>
      <text:p text:style-name="P51">rather than the external interface to users. These will be both new</text:p>
      <text:p text:style-name="P51">programs designed to work with this system and old programs designed</text:p>
      <text:p text:style-name="P57">to work with earlier systems.</text:p>
      <text:p text:style-name="P57"/>
      <text:h text:style-name="P96" text:outline-level="1"><text:bookmark-start text:name="__RefHeading___Toc1700_49307221"/>Overview of the protocol<text:bookmark-end text:name="__RefHeading___Toc1700_49307221"/></text:h>
      <text:p text:style-name="P12"><text:tab/></text:p>
      <text:h text:style-name="P100" text:outline-level="2"><text:bookmark-start text:name="__RefHeading___Toc1702_49307221"/>Clients<text:bookmark-end text:name="__RefHeading___Toc1702_49307221"/></text:h>
      <text:p text:style-name="P12">A client is defined in the eyes of the server by a nickname and an IP address. The nickname is c<text:span text:style-name="T91">h</text:span>osen by the user during <text:span text:style-name="T92">his</text:span> first connection, it must not be larger than the maximum size imposed by the server and must not be offensive or rude. Each user has his own nickname and must therefore be unique for better authentication.</text:p>
      <text:p text:style-name="P12"/>
      <text:h text:style-name="P100" text:outline-level="2"><text:bookmark-start text:name="__RefHeading___Toc1704_49307221"/>Client authentication<text:bookmark-end text:name="__RefHeading___Toc1704_49307221"/></text:h>
      <text:p text:style-name="P12">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p text:style-name="P12"/>
      <text:h text:style-name="P100" text:outline-level="2"><text:bookmark-start text:name="__RefHeading___Toc1706_49307221"/>Message<text:bookmark-end text:name="__RefHeading___Toc1706_49307221"/></text:h>
      <text:p text:style-name="P12">Server and clients send each other messages wich may or may not generate a reply.</text:p>
      <text:p text:style-name="P12">When a server receive a message, it MUST identify its source using (eventually assumed) nickname. If the nickname cannot be found in the <text:soft-page-break/>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93">2</text:span></text:a><text:a xlink:type="simple" xlink:href="#2.2.Client authentication|outline" text:style-name="Internet_20_link" text:visited-style-name="Visited_20_Internet_20_Link">]</text:a></text:p>
      <text:p text:style-name="P12">ChatOs messages are always lines of characters and these messages SHALL NOT exceed 512 characters in length. There is no provision for continuation message lines.</text:p>
      <text:p text:style-name="P12"/>
      <text:p text:style-name="P12"/>
      <text:h text:style-name="P100" text:outline-level="2"><text:bookmark-start text:name="__RefHeading___Toc1708_49307221"/>One-to-one communication<text:bookmark-end text:name="__RefHeading___Toc1708_49307221"/></text:h>
      <text:p text:style-name="P22"><text:span text:style-name="T69">Communication on a one-to-one basis is usually only performed by clients. To send a private message you have to </text:span><text:span text:style-name="T88">choose to whom to send the message</text:span><text:span text:style-name="T89">.</text:span><text:span text:style-name="T87"> </text:span><text:span text:style-name="T89">In order to</text:span><text:span text:style-name="T69"> provide a secure means for clients to talk to each other, it is required that </text:span><text:span text:style-name="T13">the server</text:span><text:span text:style-name="T69"> </text:span><text:span text:style-name="T70">is</text:span><text:span text:style-name="T69"> able to send a message in exactly one direction in order to reach any client. </text:span></text:p>
      <text:p text:style-name="P14">Example : A message between clients 1 and 2 is only seen by server A, which sends it straight to client 2.</text:p>
      <text:p text:style-name="P14">With this way, this provide a secure manner of exchanging messages with another client.</text:p>
      <text:p text:style-name="P14"/>
      <text:h text:style-name="P101" text:outline-level="2"><text:bookmark-start text:name="__RefHeading___Toc1710_49307221"/>One-to-all<text:bookmark-end text:name="__RefHeading___Toc1710_49307221"/><text:bookmark text:name="One-to-one"/></text:h>
      <text:p text:style-name="P21"><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21"/>
      <text:h text:style-name="P104" text:outline-level="2" text:is-list-header="true"><text:bookmark-start text:name="__RefHeading___Toc1258_1475481904"/>2.6. Private connection<text:bookmark-end text:name="__RefHeading___Toc1258_1475481904"/></text:h>
      <text:p text:style-name="P36"><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p text:style-name="P36"/>
      <text:p text:style-name="P36"/>
      <text:p text:style-name="P36"/>
      <text:h text:style-name="P104" text:outline-level="2" text:is-list-header="true"><text:bookmark-start text:name="__RefHeading___Toc1310_3396013024"/><text:soft-page-break/><text:span text:style-name="T108">2.7. </text:span>Client commands<text:bookmark-end text:name="__RefHeading___Toc1310_3396013024"/></text:h>
      <text:p text:style-name="P32"><text:tab/>all the above-mentioned functions are selectable by the customer by <text:tab/>means of numerical controls. At each new step the user has the choice <text:tab/>to enter several codes allowing the selection of the different <text:tab/>functionalities.</text:p>
      <text:p text:style-name="P32"/>
      <text:p text:style-name="P37"><text:tab/><text:span text:style-name="T78">| </text:span><text:span text:style-name="T79">Command</text:span><text:span text:style-name="T78"> <text:s text:c="2"/>| <text:s text:c="14"/>Description <text:s text:c="16"/>|</text:span></text:p>
      <text:p text:style-name="P61">+-----------<text:span text:style-name="T55">|-</text:span>------------------------------------------+</text:p>
      <text:p text:style-name="P62"><text:span text:style-name="T69">| </text:span><text:span text:style-name="T80">0</text:span><text:span text:style-name="T69"> <text:s text:c="8"/></text:span><text:span text:style-name="T78">| </text:span><text:span text:style-name="T21">New connection with the server</text:span><text:span text:style-name="T81"> <text:s text:c="11"/></text:span><text:span text:style-name="T69">|</text:span></text:p>
      <text:p text:style-name="P62"><text:span text:style-name="T82">| 1 <text:s text:c="8"/>| </text:span><text:span text:style-name="T21">Sign out of the server</text:span><text:span text:style-name="T82"> <text:s text:c="19"/>|</text:span></text:p>
      <text:p text:style-name="P62"><text:span text:style-name="T82">| 2 <text:s text:c="8"/>| </text:span><text:span text:style-name="T21">Request of a private connection</text:span><text:span text:style-name="T82"> <text:s text:c="10"/></text:span><text:span text:style-name="T79">|</text:span><text:span text:style-name="T82"> <text:s text:c="7"/></text:span></text:p>
      <text:p text:style-name="P29"><text:span text:style-name="T80"><text:s text:c="3"/>| </text:span><text:span text:style-name="T82">3</text:span><text:span text:style-name="T80"> <text:s text:c="8"/></text:span><text:span text:style-name="T78">| </text:span><text:span text:style-name="T21">Send a public message</text:span><text:span text:style-name="T83"> <text:s text:c="20"/>|</text:span></text:p>
      <text:p text:style-name="P30"><text:span text:style-name="T69"><text:s text:c="3"/>| </text:span><text:span text:style-name="T82">4</text:span><text:span text:style-name="T69"> <text:s text:c="8"/></text:span><text:span text:style-name="T78">| </text:span><text:span text:style-name="T21">Send a private message</text:span><text:span text:style-name="T84"> <text:s text:c="19"/></text:span><text:span text:style-name="T69">|</text:span></text:p>
      <text:p text:style-name="P30"><text:span text:style-name="T85"><text:s text:c="3"/></text:span><text:span text:style-name="T86">| 5 <text:s text:c="8"/>| Get a list of all connected users <text:s text:c="8"/>|</text:span><text:span text:style-name="T85"> <text:s text:c="28"/></text:span></text:p>
      <text:p text:style-name="P35"><text:s text:c="3"/>+-------------------------------------------------------+</text:p>
      <text:h text:style-name="P99" text:outline-level="1"><text:bookmark-start text:name="__RefHeading___Toc2065_3553032141"/>Implementation details<text:bookmark-end text:name="__RefHeading___Toc2065_3553032141"/></text:h>
      <text:h text:style-name="P103" text:outline-level="2"><text:bookmark-start text:name="__RefHeading___Toc2067_3553032141"/>Introduction<text:bookmark-end text:name="__RefHeading___Toc2067_3553032141"/></text:h>
      <text:p text:style-name="P15"><text:span text:style-name="T56">To ensure the anonymity of IP adress, the server </text:span><text:span text:style-name="T30">redirects</text:span><text:span text:style-name="T56"> the messages </text:span><text:span text:style-name="T57">provide by the </text:span><text:span text:style-name="T31">sender</text:span><text:span text:style-name="T56"> with it’s own connection </text:span><text:span text:style-name="T57">to the </text:span><text:span text:style-name="T31">receiver</text:span><text:span text:style-name="T56">.</text:span></text:p>
      <text:list xml:id="list3905969313" text:style-name="List_20_1">
        <text:list-header>
          <text:p text:style-name="P106"/>
        </text:list-header>
      </text:list>
      <text:h text:style-name="P100" text:outline-level="2"><text:bookmark-start text:name="__RefHeading___Toc904_3548497938"/><text:span text:style-name="T43">OP</text:span><text:span text:style-name="T58"> packet </text:span><text:span text:style-name="T57"><text:s/><text:tab/><text:tab/> </text:span><text:bookmark-end text:name="__RefHeading___Toc904_3548497938"/></text:h>
      <text:p text:style-name="P58">| OP Code <text:s text:c="2"/>| <text:s text:c="14"/>Description <text:s text:c="16"/>|</text:p>
      <text:p text:style-name="P59">+-----------<text:span text:style-name="T55">|-</text:span>------------------------------------------+</text:p>
      <text:p text:style-name="P59">| <text:span text:style-name="T55">0</text:span> <text:s text:c="8"/><text:span text:style-name="T54">| </text:span><text:span text:style-name="T61">Connection request with the server <text:s text:c="7"/></text:span>|</text:p>
      <text:p text:style-name="P60">| 1 <text:s text:c="8"/>| Connection acceptance <text:s text:c="20"/>|</text:p>
      <text:p text:style-name="P60">| 2 <text:s text:c="8"/>| Connection refusal <text:s text:c="23"/><text:span text:style-name="T97">|</text:span></text:p>
      <text:p text:style-name="P27"><text:span text:style-name="T55"><text:s text:c="3"/>| </text:span><text:span text:style-name="T96">3</text:span><text:span text:style-name="T55"> <text:s text:c="8"/></text:span><text:span text:style-name="T54">| </text:span><text:span text:style-name="T62">C</text:span><text:span text:style-name="T59">onnection request </text:span><text:span text:style-name="T60">with a </text:span><text:span text:style-name="T62">specific user</text:span><text:span text:style-name="T60"> <text:s text:c="2"/>|</text:span></text:p>
      <text:p text:style-name="P31"><text:span text:style-name="T69"><text:s text:c="3"/>| </text:span><text:span text:style-name="T82">4</text:span><text:span text:style-name="T69"> <text:s text:c="8"/></text:span><text:span text:style-name="T78">| </text:span><text:span text:style-name="T26">Public message <text:s text:c="19"/></text:span><text:span text:style-name="T84"><text:s text:c="8"/></text:span><text:span text:style-name="T69">|</text:span><text:span text:style-name="T85"> <text:s/></text:span></text:p>
      <text:p text:style-name="P28"><text:span text:style-name="T67"><text:s text:c="3"/></text:span><text:span text:style-name="T111">| 5 <text:s text:c="8"/>| Private message <text:s text:c="26"/>|</text:span><text:span text:style-name="T67"> <text:s text:c="28"/></text:span></text:p>
      <text:p text:style-name="P34"><text:s text:c="3"/>+-------------------------------------------------------+</text:p>
      <text:p text:style-name="P94"/>
      <text:h text:style-name="P100" text:outline-level="2"><text:bookmark-start text:name="__RefHeading___Toc910_3548497938"/><text:bookmark text:name="_Ref86333103"/><text:bookmark text:name="_Ref86156292"/><text:bookmark text:name="_Ref86156304"/>Identification<text:bookmark-end text:name="__RefHeading___Toc910_3548497938"/></text:h>
      <text:p text:style-name="P16">In ChatOS the first step for a<text:span text:style-name="T65">n</text:span> user is to start a connection with the server. The user send a packet with the OPCode 0:</text:p>
      <text:p text:style-name="P72"/>
      <text:p text:style-name="P72"><text:s text:c="18"/>Byte <text:s text:c="9"/><text:span text:style-name="T104">Int <text:s text:c="13"/></text:span>String</text:p>
      <text:p text:style-name="P76"><text:s text:c="15"/><text:span text:style-name="T64">+</text:span>-------<text:span text:style-name="T64">+</text:span>-------------------<text:span text:style-name="T104">+--------------+</text:span></text:p>
      <text:p text:style-name="P38"><text:s text:c="18"/>| <text:s text:c="2"/>0 <text:s text:c="2"/>| <text:s text:c="2"/><text:span text:style-name="T104">nickname_size</text:span> <text:s text:c="2"/><text:span text:style-name="T104">|</text:span> <text:s text:c="2"/><text:span text:style-name="T94">nickname</text:span> <text:s text:c="2"/>|</text:p>
      <text:p text:style-name="P38"/>
      <text:p text:style-name="P67"/>
      <text:p text:style-name="P63">If the <text:span text:style-name="T98">nickname</text:span> is already use by an other user or it’s does </text:p>
      <text:p text:style-name="P63">not respect the rules (too long, prohibited characters), </text:p>
      <text:p text:style-name="P63">the server does not allowed <text:span text:style-name="T98">the</text:span> connection <text:span text:style-name="T98">and send a connection <text:tab/>refusal packet.</text:span></text:p>
      <text:p text:style-name="P63"/>
      <text:p text:style-name="P73"><text:s text:c="2"/><text:tab/><text:tab/><text:tab/><text:tab/><text:tab/><text:tab/><text:tab/><text:tab/> <text:s/>Byte <text:s/></text:p>
      <text:p text:style-name="P80"><text:s text:c="18"/><text:tab/><text:tab/><text:span text:style-name="T64">+</text:span>-------<text:span text:style-name="T64">+</text:span></text:p>
      <text:p text:style-name="P47"><text:s text:c="18"/><text:tab/><text:tab/><text:tab/>| <text:s text:c="2"/><text:span text:style-name="T98">2</text:span> <text:s text:c="2"/>|</text:p>
      <text:p text:style-name="P45"><text:s text:c="2"/></text:p>
      <text:p text:style-name="P64"/>
      <text:p text:style-name="P66"><text:soft-page-break/>However, if the server accept then it send a connection acceptance packet indicating the client that he is free to come <text:span text:style-name="T103">and now connected</text:span>. </text:p>
      <text:p text:style-name="P65"/>
      <text:p text:style-name="P74"><text:s text:c="20"/><text:tab/><text:tab/> <text:s text:c="4"/>Byte <text:s/></text:p>
      <text:p text:style-name="P80"><text:s text:c="18"/><text:tab/><text:tab/> <text:s/><text:span text:style-name="T64">+</text:span>-------<text:span text:style-name="T64">+</text:span></text:p>
      <text:p text:style-name="P79"><text:s text:c="18"/><text:tab/><text:tab/> <text:s/>| <text:s text:c="2"/><text:span text:style-name="T98">1</text:span> <text:s text:c="2"/>|</text:p>
      <text:p text:style-name="P46"/>
      <text:p text:style-name="P46"><text:s text:c="4"/></text:p>
      <text:h text:style-name="P102" text:outline-level="2"><text:bookmark-start text:name="__RefHeading___Toc912_3548497938"/>Private connection with an other client<text:bookmark-end text:name="__RefHeading___Toc912_3548497938"/></text:h>
      <text:p text:style-name="P23"><text:span text:style-name="T71">The ChatOS specificity </text:span><text:span text:style-name="T72">is</text:span><text:span text:style-name="T71"> to have </text:span><text:span text:style-name="T14">establish a</text:span><text:span text:style-name="T71"> private connection between two users.</text:span></text:p>
      <text:p text:style-name="P23"><text:span text:style-name="T71">For this, the client will </text:span><text:span text:style-name="T14">first ask the other client</text:span><text:span text:style-name="T71"> and send a private connection request </text:span><text:span text:style-name="T73">packet:</text:span><text:span text:style-name="T71"> </text:span></text:p>
      <text:p text:style-name="P40"><text:s text:c="4"/>Byte <text:s text:c="5"/><text:span text:style-name="T105">Int <text:s text:c="10"/></text:span>String <text:s text:c="8"/><text:span text:style-name="T106">Int <text:s text:c="10"/>String</text:span></text:p>
      <text:p text:style-name="P77"><text:span text:style-name="T105">+</text:span>---<text:span text:style-name="T107">+</text:span>-------------<text:span text:style-name="T107">+</text:span>--------------<text:span text:style-name="T107">+</text:span>-------------<text:span text:style-name="T107">+</text:span>----------------<text:span text:style-name="T105">+</text:span></text:p>
      <text:p text:style-name="P44"><text:span text:style-name="T74"><text:s text:c="3"/>| </text:span><text:span text:style-name="T75">3</text:span><text:span text:style-name="T74"> | </text:span><text:span text:style-name="T76">S_nick_size |</text:span><text:span text:style-name="T18"> </text:span><text:span text:style-name="T19">sender</text:span><text:span text:style-name="T77"> </text:span><text:span text:style-name="T20">login</text:span><text:span text:style-name="T74"> | </text:span><text:span text:style-name="T76">R_nick_size | receiver </text:span><text:span text:style-name="T20">login</text:span><text:span text:style-name="T76"> |</text:span></text:p>
      <text:p text:style-name="P39"/>
      <text:p text:style-name="P10"/>
      <text:p text:style-name="P42"><text:s/><text:tab/> <text:s text:c="16"/><text:tab/><text:tab/></text:p>
      <text:p text:style-name="P43"><text:span text:style-name="T32"><text:tab/>I</text:span><text:span text:style-name="T29">f it’s a negative response the server close properly these two <text:tab/>connections.</text:span></text:p>
      <text:p text:style-name="P42"/>
      <text:p text:style-name="P42"><text:tab/><text:tab/><text:tab/><text:tab/><text:tab/><text:tab/><text:tab/> <text:s text:c="3"/><text:tab/><text:tab/> <text:s text:c="2"/>Byte <text:s text:c="2"/></text:p>
      <text:p text:style-name="P78"><text:s text:c="17"/><text:tab/><text:tab/><text:tab/> <text:s text:c="2"/><text:span text:style-name="T64">+</text:span>-------<text:span text:style-name="T64">+</text:span></text:p>
      <text:p text:style-name="P84"><text:span text:style-name="T32"><text:s text:c="18"/><text:tab/><text:tab/><text:tab/>| <text:s text:c="2"/></text:span><text:span text:style-name="T37">2</text:span><text:span text:style-name="T32"> <text:s text:c="2"/>|</text:span></text:p>
      <text:p text:style-name="P68"/>
      <text:p text:style-name="P69"/>
      <text:p text:style-name="P69"/>
      <text:p text:style-name="P86"><text:span text:style-name="T29">However if the response is positive then the </text:span><text:span text:style-name="T38">receiver client send a connection acceptance packet to the sever who transmit this packet to the sender client.</text:span></text:p>
      <text:p text:style-name="P70"/>
      <text:p text:style-name="P86"><text:span text:style-name="T38"><text:tab/><text:tab/></text:span><text:span text:style-name="T29"> </text:span></text:p>
      <text:p text:style-name="P41"><text:s text:c="3"/><text:tab/><text:tab/><text:tab/><text:tab/><text:tab/><text:tab/><text:tab/><text:tab/><text:tab/><text:tab/>Byte <text:s text:c="2"/></text:p>
      <text:p text:style-name="P81"><text:s text:c="17"/><text:tab/><text:tab/><text:tab/> <text:s text:c="2"/><text:span text:style-name="T64">+</text:span>-------<text:span text:style-name="T64">+</text:span></text:p>
      <text:p text:style-name="P85"><text:span text:style-name="T32"><text:s text:c="18"/><text:tab/><text:tab/><text:tab/>| <text:s text:c="2"/></text:span><text:span text:style-name="T38">1</text:span><text:span text:style-name="T32"> <text:s text:c="2"/>|</text:span></text:p>
      <text:h text:style-name="P105" text:outline-level="2"><text:bookmark-start text:name="__RefHeading___Toc1714_49307221"/>Send a public message<text:bookmark-end text:name="__RefHeading___Toc1714_49307221"/></text:h>
      <text:p text:style-name="P19"><text:span text:style-name="T66">When a client is connected into ChatOs, </text:span><text:span text:style-name="T99">he</text:span><text:span text:style-name="T66"> can send a message for all connected </text:span><text:span text:style-name="T33">users</text:span><text:span text:style-name="T66">.</text:span></text:p>
      <text:p text:style-name="P18">The client send a packet with the OP code <text:span text:style-name="T100">6 and his message coded in UTF8 charset</text:span>: </text:p>
      <text:p text:style-name="P88"><text:span text:style-name="T63"><text:s/>Byte <text:s text:c="5"/></text:span><text:span text:style-name="T105">Int <text:s text:c="9"/></text:span><text:span text:style-name="T63">String <text:s text:c="8"/></text:span><text:span text:style-name="T106">Int <text:s text:c="8"/>String</text:span></text:p>
      <text:p text:style-name="P82"><text:span text:style-name="T105">+</text:span>---<text:span text:style-name="T107">+</text:span>-------------<text:span text:style-name="T107">+</text:span>--------------<text:span text:style-name="T107">+</text:span>--------------<text:span text:style-name="T107">+</text:span>---------<text:span text:style-name="T105">+</text:span></text:p>
      <text:p text:style-name="P88"><text:span text:style-name="T39">| </text:span><text:span text:style-name="T42">4</text:span><text:span text:style-name="T39"> | </text:span><text:span text:style-name="T36">S_nick_size |</text:span><text:span text:style-name="T32"> </text:span><text:span text:style-name="T36">sender</text:span><text:span text:style-name="T32"> </text:span><text:span text:style-name="T40">login</text:span><text:span text:style-name="T39"> | </text:span><text:span text:style-name="T41">message size</text:span><text:span text:style-name="T36"> | </text:span><text:span text:style-name="T41">message</text:span><text:span text:style-name="T36"> |</text:span></text:p>
      <text:p text:style-name="P11"/>
      <text:p text:style-name="P20"><text:span text:style-name="T34">Then the server broadcast </text:span><text:span text:style-name="T35">it</text:span><text:span text:style-name="T34"> </text:span><text:span text:style-name="T35">for</text:span><text:span text:style-name="T34"> each connected users.</text:span></text:p>
      <text:p text:style-name="P17"><text:span text:style-name="T35">F</text:span><text:span text:style-name="T29">inally the clients catch and decode it to have the message and the sender’s nickname. </text:span></text:p>
      <text:p text:style-name="P8"/>
      <text:h text:style-name="P100" text:outline-level="2"><text:bookmark-start text:name="__RefHeading___Toc1716_49307221"/>Send a private message<text:bookmark-end text:name="__RefHeading___Toc1716_49307221"/></text:h>
      <text:p text:style-name="P24"><text:span text:style-name="T10">To send a private message, an user need to be connected </text:span><text:span text:style-name="T15">on the server and be aware of the other user's nickname</text:span><text:span text:style-name="T10">. If it have these two conditions, the client can send a private message on the private connection </text:span><text:span text:style-name="T11">with the code </text:span><text:span text:style-name="T12">4</text:span><text:span text:style-name="T10">. </text:span><text:span text:style-name="T11">(For more detailed description, refer to the </text:span><text:a xlink:type="simple" xlink:href="#2.4.One-to-one communication|outline" text:style-name="Internet_20_link" text:visited-style-name="Visited_20_Internet_20_Link"><text:span text:style-name="T69">section 2.4 One-to-One communication</text:span></text:a><text:span text:style-name="T11">)</text:span></text:p>
      <text:p text:style-name="P75"><text:s/></text:p>
      <text:p text:style-name="P87"><text:span text:style-name="T63"><text:s/>Byte <text:s text:c="5"/></text:span><text:span text:style-name="T105">Int <text:s text:c="3"/></text:span><text:span text:style-name="T63">String <text:s text:c="4"/></text:span><text:span text:style-name="T106">Int <text:s text:c="6"/>String <text:s text:c="4"/></text:span><text:span text:style-name="T110">Int <text:s text:c="4"/>String</text:span></text:p>
      <text:p text:style-name="P83"><text:span text:style-name="T109">+</text:span><text:span text:style-name="T105">-</text:span>--<text:span text:style-name="T107">+</text:span>------------<text:span text:style-name="T110">+</text:span>-----<text:span text:style-name="T110">+</text:span>------------<text:span text:style-name="T110">+</text:span>----------<text:span text:style-name="T110">+</text:span>--------<text:span text:style-name="T110">+</text:span><text:span text:style-name="T105">---------</text:span><text:span text:style-name="T110">+</text:span></text:p>
      <text:p text:style-name="P89"><text:span text:style-name="T22">| </text:span><text:span text:style-name="T25">5</text:span><text:span text:style-name="T22"> | </text:span><text:span text:style-name="T23">exp_l</text:span><text:span text:style-name="T19">_size |</text:span><text:span text:style-name="T18"> </text:span><text:span text:style-name="T23">exp</text:span><text:span text:style-name="T22"> | </text:span><text:span text:style-name="T24">rcv</text:span><text:span text:style-name="T23">_l</text:span><text:span text:style-name="T19">_size | </text:span><text:span text:style-name="T24">receiver</text:span><text:span text:style-name="T19"> | </text:span><text:span text:style-name="T23">m_size | message |</text:span></text:p>
      <text:p text:style-name="P71"/>
      <text:p text:style-name="P71"/>
      <text:p text:style-name="P71">The server at the reception of the packet checks if the recipient's login is correct, if this is the case it sends the packet to the recipient afterwards.</text:p>
      <text:h text:style-name="P97" text:outline-level="1"><text:bookmark-start text:name="__RefHeading___Toc1352_1475481904"/><text:span text:style-name="T16"><text:s/></text:span><text:span text:style-name="T17">Known concerns</text:span><text:bookmark-end text:name="__RefHeading___Toc1352_1475481904"/></text:h>
      <text:p text:style-name="P55"/>
      <text:h text:style-name="Heading_20_2" text:outline-level="2"><text:bookmark-start text:name="__RefHeading___Toc1354_1475481904"/>Authentication<text:bookmark-end text:name="__RefHeading___Toc1354_1475481904"/></text:h>
      <text:p text:style-name="P55"/>
      <text:p text:style-name="P55"><text:s text:c="3"/>Servers only have two means of authenticating incoming <text:tab/>connections:</text:p>
      <text:p text:style-name="Preformatted_20_Text"><text:span text:style-name="T68"><text:s text:c="3"/>plain text password, and </text:span><text:span text:style-name="T28">IP</text:span><text:span text:style-name="T68"> lookups. <text:s/>While these methods are <text:tab/>weak and widely recognized as unsafe, their combination has proven <text:tab/>to be sufficient in the past:</text:span></text:p>
      <text:p text:style-name="P55"/>
      <text:p text:style-name="P55"><text:s text:c="4"/>* public networks typically allow user connections with only few</text:p>
      <text:p text:style-name="P55"><text:s text:c="6"/>restrictions, without requiring accurate authentication.</text:p>
      <text:p text:style-name="P55"/>
      <text:p text:style-name="P55"><text:s text:c="4"/>* private networks which operate in a controlled environment <text:tab/><text:tab/><text:tab/><text:tab/>often</text:p>
      <text:p text:style-name="P55"><text:s text:c="6"/>use home-grown authentication mechanisms not available on the</text:p>
      <text:p text:style-name="P55"><text:s text:c="6"/>internet.</text:p>
      <text:p text:style-name="P55"/>
      <text:p text:style-name="P56"><text:s text:c="3"/><text:span text:style-name="T48">T</text:span>he current protocol offers enough to be able to easily plug-in</text:p>
      <text:p text:style-name="P56"><text:span text:style-name="T95"><text:tab/>a</text:span>uthentication methods based on the information that a client can <text:tab/>submit to the server upon connection.</text:p>
      <text:p text:style-name="P56"/>
      <text:p text:style-name="P56"/>
      <text:h text:style-name="P104" text:outline-level="2" text:is-list-header="true"><text:bookmark-start text:name="__RefHeading___Toc1356_1475481904"/><text:span text:style-name="T94">4.</text:span><text:span text:style-name="T101">2.</text:span> <text:span text:style-name="T7">Charset</text:span><text:bookmark-end text:name="__RefHeading___Toc1356_1475481904"/></text:h>
      <text:p text:style-name="P32"><text:span text:style-name="T7"><text:tab/><text:tab/></text:span><text:span text:style-name="T102">Unicode </text:span><text:span text:style-name="T7">is a computing industry standard for the consistent <text:tab/><text:tab/><text:tab/><text:tab/>encoding, representation, and handling of text expressed in most <text:tab/><text:tab/>of the world's writing systems. UTF-8 is a so called <text:tab/><text:tab/><text:tab/><text:tab/><text:tab/><text:tab/><text:tab/>"implementation of Unicode". </text:span><text:span text:style-name="T8">That’s why we choose UTF8 as the <text:tab/><text:tab/><text:tab/><text:tab/>standard charset for this protocol, however We cannot guarantee <text:tab/><text:tab/>complete compatibility with regard to character decoding, this <text:tab/><text:tab/><text:tab/>depends very much on the operating system and platform used for <text:tab/><text:tab/>the server </text:span><text:span text:style-name="T9">and clients</text:span><text:span text:style-name="T8">.</text:span></text:p>
      <text:p text:style-name="P56"/>
      <text:p text:style-name="P56"/>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8/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9</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8T22:04:55.557401545</dc:date>
    <meta:print-date>2004-10-22T22:03:00</meta:print-date>
    <meta:editing-cycles>157</meta:editing-cycles>
    <meta:editing-duration>PT10H53M41S</meta:editing-duration>
    <meta:generator>LibreOffice/6.4.6.2$Linux_X86_64 LibreOffice_project/40$Build-2</meta:generator>
    <meta:document-statistic meta:table-count="0" meta:image-count="0" meta:object-count="0" meta:page-count="9" meta:paragraph-count="158" meta:word-count="1626" meta:character-count="10735" meta:non-whitespace-character-count="8231"/>
  </office:meta>
</office:document-meta>
</file>